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 style:master-page-name="MP0">
      <style:paragraph-properties style:page-number="auto" fo:break-before="page"/>
      <style:text-properties fo:font-weight="bold" officeooo:rsid="00168828" officeooo:paragraph-rsid="00168828" style:font-weight-asian="bold" style:font-weight-complex="bold"/>
    </style:style>
    <style:style style:name="P3" style:family="paragraph" style:parent-style-name="Normal" style:list-style-name="L1"/>
    <style:style style:name="P4" style:family="paragraph" style:parent-style-name="Normal" style:list-style-name="L2"/>
    <style:style style:name="P5" style:family="paragraph" style:parent-style-name="Normal" style:list-style-name="L3"/>
    <style:style style:name="P6" style:family="paragraph" style:parent-style-name="Normal" style:list-style-name="L4"/>
    <style:style style:name="P7" style:family="paragraph" style:parent-style-name="Normal" style:list-style-name="L5"/>
    <style:style style:name="P8" style:family="paragraph" style:parent-style-name="Normal" style:list-style-name="L6"/>
    <style:style style:name="P9" style:family="paragraph" style:parent-style-name="Normal" style:list-style-name="L7"/>
    <style:style style:name="P10" style:family="paragraph" style:parent-style-name="Normal" style:list-style-name="L8"/>
    <style:style style:name="P11" style:family="paragraph" style:parent-style-name="Normal" style:list-style-name="L9"/>
    <style:style style:name="P12" style:family="paragraph" style:parent-style-name="Normal" style:list-style-name="L10"/>
    <style:style style:name="P13" style:family="paragraph" style:parent-style-name="Normal" style:list-style-name="L1">
      <style:text-properties officeooo:rsid="00168828" officeooo:paragraph-rsid="00168828"/>
    </style:style>
    <style:style style:name="T1" style:family="text">
      <style:text-properties fo:language="en" fo:country="US"/>
    </style:style>
    <style:style style:name="T2" style:family="text">
      <style:text-properties officeooo:rsid="00168828"/>
    </style:style>
    <style:style style:name="T3" style:family="text">
      <style:text-properties officeooo:rsid="0017e415"/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8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8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9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9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ON MEDICAL CABINET PROJECT</text:p>
      <text:p text:style-name="P1">1. Introduction</text:p>
      <text:list text:style-name="L1">
        <text:list-item>
          <text:p text:style-name="P3">Présentation <text:span text:style-name="T2">of the problem</text:span> :</text:p>
          <text:p text:style-name="P13"/>
        </text:list-item>
        <text:list-item>
          <text:p text:style-name="P3">Objectif principal :</text:p>
        </text:list-item>
        <text:list-item>
          <text:p text:style-name="P3">Avantages :</text:p>
        </text:list-item>
      </text:list>
      <text:p text:style-name="P1">2. Analyse des Besoins</text:p>
      <text:p text:style-name="P1">2.1 Besoins Fonctionnels</text:p>
      <text:list text:style-name="L2">
        <text:list-item>
          <text:p text:style-name="P4">Gestion des dossiers médicaux.</text:p>
        </text:list-item>
        <text:list-item>
          <text:p text:style-name="P4">Gestion des rendez-vous.</text:p>
        </text:list-item>
        <text:list-item>
          <text:p text:style-name="P4">Gestion des fiches patients.</text:p>
        </text:list-item>
        <text:list-item>
          <text:p text:style-name="P4">Génération automatique des certificats médicaux et ordonnances.</text:p>
        </text:list-item>
      </text:list>
      <text:p text:style-name="P1">2.2 Besoins Non Fonctionnels</text:p>
      <text:list text:style-name="L3">
        <text:list-item>
          <text:p text:style-name="P5">Interface utilisateur intuitive.</text:p>
        </text:list-item>
      </text:list>
      <text:p text:style-name="Normal"/>
      <text:p text:style-name="P1">3. Conception</text:p>
      <text:list text:style-name="L4">
        <text:list-item>
          <text:p text:style-name="P6">Cas d’utilisation : fonctionnalité de chaque profil.</text:p>
        </text:list-item>
        <text:list-item>
          <text:p text:style-name="P6">Classes : description, détail ….</text:p>
        </text:list-item>
      </text:list>
      <text:p text:style-name="P1">4. Développement</text:p>
      <text:list text:style-name="L5">
        <text:list-item>
          <text:p text:style-name="P7">Technologies utilisées : </text:p>
          <text:list>
            <text:list-item>
              <text:p text:style-name="P7">Front-end : React.js</text:p>
            </text:list-item>
            <text:list-item>
              <text:p text:style-name="P7"><text:span text:style-name="Default_20_Paragraph_20_Font"><text:span text:style-name="T1">Back-end : Node.js avec Express.js</text:span></text:span></text:p>
            </text:list-item>
          </text:list>
        </text:list-item>
        <text:list-item>
          <text:p text:style-name="P7">Description des API principales.</text:p>
        </text:list-item>
      </text:list>
      <text:p text:style-name="P1">5. Fonctionnalités</text:p>
      <text:p text:style-name="P1">5.1 Gestion des Dossiers Médicaux</text:p>
      <text:list text:style-name="L6">
        <text:list-item>
          <text:p text:style-name="P8">Création, modification, et consultation des dossiers.</text:p>
        </text:list-item>
        <text:list-item>
          <text:p text:style-name="P8">Historique des consultations.</text:p>
        </text:list-item>
      </text:list>
      <text:p text:style-name="P1">5.2 Gestion des Rendez-vous</text:p>
      <text:list text:style-name="L7">
        <text:list-item>
          <text:p text:style-name="P9">Saisie et gestion des rendez-vous via une interface intuitive.</text:p>
        </text:list-item>
        <text:list-item>
          <text:p text:style-name="P9"><text:soft-page-break/>Notifications automatiques pour les rappels.</text:p>
        </text:list-item>
      </text:list>
      <text:p text:style-name="P1">5.3 Gestion des Fiches Patients</text:p>
      <text:list text:style-name="L8">
        <text:list-item>
          <text:p text:style-name="P10">Fiches contenant les informations personnelles et historiques médicaux.</text:p>
        </text:list-item>
      </text:list>
      <text:p text:style-name="P1">5.4 Génération de Documents</text:p>
      <text:list text:style-name="L9">
        <text:list-item>
          <text:p text:style-name="P11">Ordonnances.</text:p>
        </text:list-item>
        <text:list-item>
          <text:p text:style-name="P11">Certificats médicaux.</text:p>
        </text:list-item>
      </text:list>
      <text:p text:style-name="P1">7. Conclusion et Perspectives</text:p>
      <text:list text:style-name="L10">
        <text:list-item>
          <text:p text:style-name="P12">Résumé des bénéfices apportés par le logiciel.</text:p>
        </text:list-item>
        <text:list-item>
          <text:p text:style-name="P12">Améliorations futures possibles.</text:p>
        </text:list-item>
      </text:lis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4" style:display-name="WW_CharLFO1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5" style:display-name="WW_CharLFO1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8" style:display-name="WW_CharLFO1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Hamza Abdellahoum</meta:initial-creator>
    <meta:creation-date>2024-12-23T11:45:00Z</meta:creation-date>
    <dc:date>2025-01-10T17:09:37.570772402</dc:date>
    <meta:editing-cycles>2</meta:editing-cycles>
    <meta:editing-duration>PT4H43M59S</meta:editing-duration>
    <meta:document-statistic meta:table-count="0" meta:image-count="0" meta:object-count="0" meta:page-count="2" meta:paragraph-count="37" meta:word-count="172" meta:character-count="1142" meta:non-whitespace-character-count="1029"/>
    <meta:template xlink:type="simple" xlink:actuate="onRequest" xlink:title="" xlink:href="Normal"/>
  </office:meta>
</office:document-meta>
</file>